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left="18.00pt" fo:text-indent="0.00p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left="18.00pt" fo:text-indent="0.00p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left="18.00pt" fo:text-indent="0.00p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left="18.00pt" fo:text-indent="0.00p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left="18.00pt" fo:text-indent="0.00p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left="18.00pt" fo:text-indent="0.00pt" fo:margin-bottom="10.00pt"/>
    </style:style>
  </office:automatic-styles>
  <office:body>
    <office:text>
      <text:p text:style-name="P1"><text:span text:style-name="T1">CS 142 Exam #1 Test Cases:</text:span></text:p>
      <text:list text:style-name="L2">
        <text:list-item>
          <text:p text:style-name="P2"><text:span text:style-name="T1">input: "aacgtagcac"</text:span></text:p>
        </text:list-item>
        <text:list-item>
          <text:p text:style-name="P3"><text:span text:style-name="T1">output: "There are 4 a's, 3 c's, 2g's and 1 t's. There is 50 percent c's and g's and 50 percent a's and t's so this might be a gene."</text:span></text:p>
        </text:list-item>
        <text:list-item>
          <text:p text:style-name="P4"><text:span text:style-name="T1">input: "aaaaaa"</text:span></text:p>
        </text:list-item>
        <text:list-item>
          <text:p text:style-name="P5"><text:span text:style-name="T1">output: "There are 6 a's, 0 c's, 0 g's and 0 t's. There is 0 percent c's and g's and 0 percent a's and t's so this probably not a gene."</text:span></text:p>
        </text:list-item>
        <text:list-item>
          <text:p text:style-name="P6"><text:span text:style-name="T1">input: "cccccd"</text:span></text:p>
        </text:list-item>
        <text:list-item>
          <text:p text:style-name="P7"><text:span text:style-name="T1">output: "At least one of the letters in the string you have entered is not a valid DNAnucleotide. Please try again or suffer the consequences. End of line."</text:span></text:p>
        </text:list-item>
        <text:list-item>
          <text:p text:style-name="P8"><text:span text:style-name="T1">input: ""</text:span></text:p>
        </text:list-item>
        <text:list-item>
          <text:p text:style-name="P9"><text:span text:style-name="T1">output: "You don't seem to have entered anything. Computer feel sad now. Do again, yes?"</text:span></text:p>
        </text:list-item>
        <text:list-item>
          <text:p text:style-name="P10"><text:span text:style-name="T1">input: "<text:s text:c="2"/>agata ta<text:s text:c="2"/>ta"</text:span></text:p>
        </text:list-item>
        <text:list-item>
          <text:p text:style-name="P11"><text:span text:style-name="T2">output: "At least one of the letters in the string you have entered is not a valid DNAnucleotide. Please try again or suffer the consequences. End of line."</text:span><text:span text:style-name="T3"/></text:p>
        </text:list-item>
        <text:list-item>
          <text:p text:style-name="P12"><text:span text:style-name="T3">input: "stop"</text:span></text:p>
        </text:list-item>
        <text:list-item>
          <text:p text:style-name="P13"><text:span text:style-name="T3">output: "Thank you for using this program. Beware the robot uprising. End of line."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